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31.3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file: test5,ent</text:p>
          </table:table-cell>
          <table:table-cell office:value-type="string" calcext:value-type="string">
            <text:p>file: example,ent</text:p>
          </table:table-cell>
          <table:table-cell office:value-type="string" calcext:value-type="string">
            <text:p>file: gen_100,ent</text:p>
          </table:table-cell>
          <table:table-cell office:value-type="string" calcext:value-type="string">
            <text:p>file: gen_200,ent</text:p>
          </table:table-cell>
          <table:table-cell office:value-type="string" calcext:value-type="string">
            <text:p>file: gen_300,ent</text:p>
          </table:table-cell>
          <table:table-cell office:value-type="string" calcext:value-type="string">
            <text:p>file: gen_400,ent</text:p>
          </table:table-cell>
          <table:table-cell office:value-type="string" calcext:value-type="string">
            <text:p>file: gen_500,ent</text:p>
          </table:table-cell>
          <table:table-cell office:value-type="string" calcext:value-type="string">
            <text:p>file: gen_600,ent</text:p>
          </table:table-cell>
          <table:table-cell office:value-type="string" calcext:value-type="string">
            <text:p>file: gen_700,ent</text:p>
          </table:table-cell>
          <table:table-cell office:value-type="string" calcext:value-type="string">
            <text:p>file: gen_800,ent</text:p>
          </table:table-cell>
          <table:table-cell office:value-type="string" calcext:value-type="string">
            <text:p>file: gen_900,ent</text:p>
          </table:table-cell>
          <table:table-cell office:value-type="string" calcext:value-type="string">
            <text:p>file: gen_1000,ent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 office:value-type="float" office:value="0.036" calcext:value-type="float">
            <text:p>0,036</text:p>
          </table:table-cell>
          <table:table-cell office:value-type="float" office:value="5.67" calcext:value-type="float">
            <text:p>5,67</text:p>
          </table:table-cell>
          <table:table-cell office:value-type="float" office:value="47.375" calcext:value-type="float">
            <text:p>47,375</text:p>
          </table:table-cell>
          <table:table-cell office:value-type="float" office:value="103.059" calcext:value-type="float">
            <text:p>103,059</text:p>
          </table:table-cell>
          <table:table-cell office:value-type="float" office:value="284.224" calcext:value-type="float">
            <text:p>284,224</text:p>
          </table:table-cell>
          <table:table-cell office:value-type="float" office:value="419.13" calcext:value-type="float">
            <text:p>419,13</text:p>
          </table:table-cell>
          <table:table-cell office:value-type="float" office:value="768.246" calcext:value-type="float">
            <text:p>768,246</text:p>
          </table:table-cell>
          <table:table-cell office:value-type="float" office:value="1309.629" calcext:value-type="float">
            <text:p>1309,629</text:p>
          </table:table-cell>
          <table:table-cell office:value-type="float" office:value="1943.089" calcext:value-type="float">
            <text:p>1943,089</text:p>
          </table:table-cell>
          <table:table-cell office:value-type="float" office:value="2606.018" calcext:value-type="float">
            <text:p>2606,018</text:p>
          </table:table-cell>
          <table:table-cell office:value-type="float" office:value="3474.147" calcext:value-type="float">
            <text:p>3474,147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 office:value-type="float" office:value="0.036" calcext:value-type="float">
            <text:p>0,036</text:p>
          </table:table-cell>
          <table:table-cell office:value-type="float" office:value="5.797" calcext:value-type="float">
            <text:p>5,797</text:p>
          </table:table-cell>
          <table:table-cell office:value-type="float" office:value="40.745" calcext:value-type="float">
            <text:p>40,745</text:p>
          </table:table-cell>
          <table:table-cell office:value-type="float" office:value="95.964" calcext:value-type="float">
            <text:p>95,964</text:p>
          </table:table-cell>
          <table:table-cell office:value-type="float" office:value="264.703" calcext:value-type="float">
            <text:p>264,703</text:p>
          </table:table-cell>
          <table:table-cell office:value-type="float" office:value="408.507" calcext:value-type="float">
            <text:p>408,507</text:p>
          </table:table-cell>
          <table:table-cell office:value-type="float" office:value="821.911" calcext:value-type="float">
            <text:p>821,911</text:p>
          </table:table-cell>
          <table:table-cell office:value-type="float" office:value="1286.585" calcext:value-type="float">
            <text:p>1286,585</text:p>
          </table:table-cell>
          <table:table-cell office:value-type="float" office:value="1945.029" calcext:value-type="float">
            <text:p>1945,029</text:p>
          </table:table-cell>
          <table:table-cell office:value-type="float" office:value="2592.962" calcext:value-type="float">
            <text:p>2592,962</text:p>
          </table:table-cell>
          <table:table-cell office:value-type="float" office:value="3474.047" calcext:value-type="float">
            <text:p>3474,047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 office:value-type="float" office:value="0.037" calcext:value-type="float">
            <text:p>0,037</text:p>
          </table:table-cell>
          <table:table-cell office:value-type="float" office:value="5.543" calcext:value-type="float">
            <text:p>5,543</text:p>
          </table:table-cell>
          <table:table-cell office:value-type="float" office:value="32.785" calcext:value-type="float">
            <text:p>32,785</text:p>
          </table:table-cell>
          <table:table-cell office:value-type="float" office:value="98.289" calcext:value-type="float">
            <text:p>98,289</text:p>
          </table:table-cell>
          <table:table-cell office:value-type="float" office:value="262.102" calcext:value-type="float">
            <text:p>262,102</text:p>
          </table:table-cell>
          <table:table-cell office:value-type="float" office:value="422.204" calcext:value-type="float">
            <text:p>422,204</text:p>
          </table:table-cell>
          <table:table-cell office:value-type="float" office:value="784.699" calcext:value-type="float">
            <text:p>784,699</text:p>
          </table:table-cell>
          <table:table-cell office:value-type="float" office:value="1308.79" calcext:value-type="float">
            <text:p>1308,79</text:p>
          </table:table-cell>
          <table:table-cell office:value-type="float" office:value="1939.246" calcext:value-type="float">
            <text:p>1939,246</text:p>
          </table:table-cell>
          <table:table-cell office:value-type="float" office:value="2586.28" calcext:value-type="float">
            <text:p>2586,28</text:p>
          </table:table-cell>
          <table:table-cell office:value-type="float" office:value="3466.519" calcext:value-type="float">
            <text:p>3466,519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 office:value-type="float" office:value="0.037" calcext:value-type="float">
            <text:p>0,037</text:p>
          </table:table-cell>
          <table:table-cell office:value-type="float" office:value="5.471" calcext:value-type="float">
            <text:p>5,471</text:p>
          </table:table-cell>
          <table:table-cell office:value-type="float" office:value="32.384" calcext:value-type="float">
            <text:p>32,384</text:p>
          </table:table-cell>
          <table:table-cell office:value-type="float" office:value="111.027" calcext:value-type="float">
            <text:p>111,027</text:p>
          </table:table-cell>
          <table:table-cell office:value-type="float" office:value="258.382" calcext:value-type="float">
            <text:p>258,382</text:p>
          </table:table-cell>
          <table:table-cell office:value-type="float" office:value="419.8" calcext:value-type="float">
            <text:p>419,8</text:p>
          </table:table-cell>
          <table:table-cell office:value-type="float" office:value="782.071" calcext:value-type="float">
            <text:p>782,071</text:p>
          </table:table-cell>
          <table:table-cell office:value-type="float" office:value="1295.555" calcext:value-type="float">
            <text:p>1295,555</text:p>
          </table:table-cell>
          <table:table-cell office:value-type="float" office:value="1962.468" calcext:value-type="float">
            <text:p>1962,468</text:p>
          </table:table-cell>
          <table:table-cell office:value-type="float" office:value="2585.743" calcext:value-type="float">
            <text:p>2585,743</text:p>
          </table:table-cell>
          <table:table-cell office:value-type="float" office:value="3464.693" calcext:value-type="float">
            <text:p>3464,693</text:p>
          </table:table-cell>
        </table:table-row>
        <table:table-row table:style-name="ro1">
          <table:table-cell office:value-type="float" office:value="0.003" calcext:value-type="float">
            <text:p>0,003</text:p>
          </table:table-cell>
          <table:table-cell office:value-type="float" office:value="0.037" calcext:value-type="float">
            <text:p>0,037</text:p>
          </table:table-cell>
          <table:table-cell office:value-type="float" office:value="5.504" calcext:value-type="float">
            <text:p>5,504</text:p>
          </table:table-cell>
          <table:table-cell office:value-type="float" office:value="35.046" calcext:value-type="float">
            <text:p>35,046</text:p>
          </table:table-cell>
          <table:table-cell office:value-type="float" office:value="98.393" calcext:value-type="float">
            <text:p>98,393</text:p>
          </table:table-cell>
          <table:table-cell office:value-type="float" office:value="263.62" calcext:value-type="float">
            <text:p>263,62</text:p>
          </table:table-cell>
          <table:table-cell office:value-type="float" office:value="420.123" calcext:value-type="float">
            <text:p>420,123</text:p>
          </table:table-cell>
          <table:table-cell office:value-type="float" office:value="790.691" calcext:value-type="float">
            <text:p>790,691</text:p>
          </table:table-cell>
          <table:table-cell office:value-type="float" office:value="1285.188" calcext:value-type="float">
            <text:p>1285,188</text:p>
          </table:table-cell>
          <table:table-cell office:value-type="float" office:value="1934.469" calcext:value-type="float">
            <text:p>1934,469</text:p>
          </table:table-cell>
          <table:table-cell office:value-type="float" office:value="2586.863" calcext:value-type="float">
            <text:p>2586,863</text:p>
          </table:table-cell>
          <table:table-cell office:value-type="float" office:value="3460.825" calcext:value-type="float">
            <text:p>3460,825</text:p>
          </table:table-cell>
        </table:table-row>
        <table:table-row table:style-name="ro1">
          <table:table-cell table:style-name="ce1" table:formula="of:=SUM([.A2:.A6])/5" office:value-type="float" office:value="0.0038" calcext:value-type="float">
            <text:p>0,0038</text:p>
          </table:table-cell>
          <table:table-cell table:style-name="ce1" table:formula="of:=SUM([.B2:.B6])/5" office:value-type="float" office:value="0.0366" calcext:value-type="float">
            <text:p>0,0366</text:p>
          </table:table-cell>
          <table:table-cell table:style-name="ce1" table:formula="of:=SUM([.C2:.C6])/5" office:value-type="float" office:value="5.597" calcext:value-type="float">
            <text:p>5,597</text:p>
          </table:table-cell>
          <table:table-cell table:style-name="ce1" table:formula="of:=SUM([.D2:.D6])/5" office:value-type="float" office:value="37.667" calcext:value-type="float">
            <text:p>37,667</text:p>
          </table:table-cell>
          <table:table-cell table:style-name="ce1" table:formula="of:=SUM([.E2:.E6])/5" office:value-type="float" office:value="101.3464" calcext:value-type="float">
            <text:p>101,3464</text:p>
          </table:table-cell>
          <table:table-cell table:style-name="ce1" table:formula="of:=SUM([.F2:.F6])/5" office:value-type="float" office:value="266.6062" calcext:value-type="float">
            <text:p>266,6062</text:p>
          </table:table-cell>
          <table:table-cell table:style-name="ce1" table:formula="of:=SUM([.G2:.G6])/5" office:value-type="float" office:value="417.9528" calcext:value-type="float">
            <text:p>417,9528</text:p>
          </table:table-cell>
          <table:table-cell table:style-name="ce1" table:formula="of:=SUM([.H2:.H6])/5" office:value-type="float" office:value="789.5236" calcext:value-type="float">
            <text:p>789,5236</text:p>
          </table:table-cell>
          <table:table-cell table:style-name="ce1" table:formula="of:=SUM([.I2:.I6])/5" office:value-type="float" office:value="1297.1494" calcext:value-type="float">
            <text:p>1297,1494</text:p>
          </table:table-cell>
          <table:table-cell table:style-name="ce1" table:formula="of:=SUM([.J2:.J6])/5" office:value-type="float" office:value="1944.8602" calcext:value-type="float">
            <text:p>1944,8602</text:p>
          </table:table-cell>
          <table:table-cell table:style-name="ce1" table:formula="of:=SUM([.K2:.K6])/5" office:value-type="float" office:value="2591.5732" calcext:value-type="float">
            <text:p>2591,5732</text:p>
          </table:table-cell>
          <table:table-cell table:style-name="ce1" table:formula="of:=SUM([.L2:.L6])/5" office:value-type="float" office:value="3468.0462" calcext:value-type="float">
            <text:p>3468,046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" office:value-type="float" office:value="0.0038" calcext:value-type="float">
            <text:p>0,0038</text:p>
          </table:table-cell>
          <table:table-cell office:value-type="float" office:value="177.5994" calcext:value-type="float">
            <text:p>177,5994</text:p>
          </table:table-cell>
          <table:table-cell table:formula="of:=[.B9]/[.C9]" office:value-type="float" office:value="0.0000213964686817636" calcext:value-type="float">
            <text:p>2,13964686817636E-05</text:p>
          </table:table-cell>
          <table:table-cell table:formula="of:=[.C9]-170" office:value-type="float" office:value="7.5994" calcext:value-type="float">
            <text:p>7,5994</text:p>
          </table:table-cell>
          <table:table-cell table:formula="of:=[.B9]/[.E9]" office:value-type="float" office:value="0.0005000394768008" calcext:value-type="float">
            <text:p>0,000500039476801</text:p>
          </table:table-cell>
          <table:table-cell office:value-type="float" office:value="85.526" calcext:value-type="float">
            <text:p>85,526</text:p>
          </table:table-cell>
          <table:table-cell table:formula="of:=[.C9]/[.G9]" office:value-type="float" office:value="2.07655449804738" calcext:value-type="float">
            <text:p>2,0765544980473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]" office:value-type="float" office:value="0.0366" calcext:value-type="float">
            <text:p>0,0366</text:p>
          </table:table-cell>
          <table:table-cell office:value-type="float" office:value="176.3842" calcext:value-type="float">
            <text:p>176,3842</text:p>
          </table:table-cell>
          <table:table-cell table:formula="of:=[.B10]/[.C10]" office:value-type="float" office:value="0.00020750157893961" calcext:value-type="float">
            <text:p>0,00020750157894</text:p>
          </table:table-cell>
          <table:table-cell table:formula="of:=[.C10]-170" office:value-type="float" office:value="6.38419999999999" calcext:value-type="float">
            <text:p>6,38419999999999</text:p>
          </table:table-cell>
          <table:table-cell table:formula="of:=[.B10]/[.E10]" office:value-type="float" office:value="0.00573290310453934" calcext:value-type="float">
            <text:p>0,005732903104539</text:p>
          </table:table-cell>
          <table:table-cell office:value-type="float" office:value="88.059" calcext:value-type="float">
            <text:p>88,059</text:p>
          </table:table-cell>
          <table:table-cell table:formula="of:=[.C10]/[.G10]" office:value-type="float" office:value="2.00302297323385" calcext:value-type="float">
            <text:p>2,0030229732338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7]" office:value-type="float" office:value="5.597" calcext:value-type="float">
            <text:p>5,597</text:p>
          </table:table-cell>
          <table:table-cell office:value-type="float" office:value="195.32675" calcext:value-type="float">
            <text:p>195,32675</text:p>
          </table:table-cell>
          <table:table-cell table:formula="of:=[.B11]/[.C11]" office:value-type="float" office:value="0.0286545493640784" calcext:value-type="float">
            <text:p>0,028654549364078</text:p>
          </table:table-cell>
          <table:table-cell table:formula="of:=[.C11]-170" office:value-type="float" office:value="25.32675" calcext:value-type="float">
            <text:p>25,32675</text:p>
          </table:table-cell>
          <table:table-cell table:formula="of:=[.B11]/[.E11]" office:value-type="float" office:value="0.22099163927468" calcext:value-type="float">
            <text:p>0,22099163927468</text:p>
          </table:table-cell>
          <table:table-cell office:value-type="float" office:value="78.898" calcext:value-type="float">
            <text:p>78,898</text:p>
          </table:table-cell>
          <table:table-cell table:formula="of:=[.C11]/[.G11]" office:value-type="float" office:value="2.47568696291414" calcext:value-type="float">
            <text:p>2,4756869629141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D7]" office:value-type="float" office:value="37.667" calcext:value-type="float">
            <text:p>37,667</text:p>
          </table:table-cell>
          <table:table-cell office:value-type="float" office:value="234.7083" calcext:value-type="float">
            <text:p>234,7083</text:p>
          </table:table-cell>
          <table:table-cell table:formula="of:=[.B12]/[.C12]" office:value-type="float" office:value="0.160484311803204" calcext:value-type="float">
            <text:p>0,160484311803204</text:p>
          </table:table-cell>
          <table:table-cell table:formula="of:=[.C12]-170" office:value-type="float" office:value="64.7083" calcext:value-type="float">
            <text:p>64,7083</text:p>
          </table:table-cell>
          <table:table-cell table:formula="of:=[.B12]/[.E12]" office:value-type="float" office:value="0.582104614091237" calcext:value-type="float">
            <text:p>0,582104614091237</text:p>
          </table:table-cell>
          <table:table-cell office:value-type="float" office:value="162.072" calcext:value-type="float">
            <text:p>162,072</text:p>
          </table:table-cell>
          <table:table-cell table:formula="of:=[.C12]/[.G12]" office:value-type="float" office:value="1.44817303420702" calcext:value-type="float">
            <text:p>1,44817303420702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E7]" office:value-type="float" office:value="101.3464" calcext:value-type="float">
            <text:p>101,3464</text:p>
          </table:table-cell>
          <table:table-cell office:value-type="float" office:value="379.8159" calcext:value-type="float">
            <text:p>379,8159</text:p>
          </table:table-cell>
          <table:table-cell table:formula="of:=[.B13]/[.C13]" office:value-type="float" office:value="0.266830324902143" calcext:value-type="float">
            <text:p>0,266830324902143</text:p>
          </table:table-cell>
          <table:table-cell table:formula="of:=[.C13]-170" office:value-type="float" office:value="209.8159" calcext:value-type="float">
            <text:p>209,8159</text:p>
          </table:table-cell>
          <table:table-cell table:formula="of:=[.B13]/[.E13]" office:value-type="float" office:value="0.483025356991534" calcext:value-type="float">
            <text:p>0,483025356991534</text:p>
          </table:table-cell>
          <table:table-cell office:value-type="float" office:value="244.685" calcext:value-type="float">
            <text:p>244,685</text:p>
          </table:table-cell>
          <table:table-cell table:formula="of:=[.C13]/[.G13]" office:value-type="float" office:value="1.55226474855426" calcext:value-type="float">
            <text:p>1,5522647485542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F7]" office:value-type="float" office:value="266.6062" calcext:value-type="float">
            <text:p>266,6062</text:p>
          </table:table-cell>
          <table:table-cell office:value-type="float" office:value="624.9654" calcext:value-type="float">
            <text:p>624,9654</text:p>
          </table:table-cell>
          <table:table-cell table:formula="of:=[.B14]/[.C14]" office:value-type="float" office:value="0.426593536218165" calcext:value-type="float">
            <text:p>0,426593536218165</text:p>
          </table:table-cell>
          <table:table-cell table:formula="of:=[.C14]-170" office:value-type="float" office:value="454.9654" calcext:value-type="float">
            <text:p>454,9654</text:p>
          </table:table-cell>
          <table:table-cell table:formula="of:=[.B14]/[.E14]" office:value-type="float" office:value="0.585992253476858" calcext:value-type="float">
            <text:p>0,585992253476858</text:p>
          </table:table-cell>
          <table:table-cell office:value-type="float" office:value="421.348" calcext:value-type="float">
            <text:p>421,348</text:p>
          </table:table-cell>
          <table:table-cell table:formula="of:=[.C14]/[.G14]" office:value-type="float" office:value="1.48325232349507" calcext:value-type="float">
            <text:p>1,48325232349507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G7]" office:value-type="float" office:value="417.9528" calcext:value-type="float">
            <text:p>417,9528</text:p>
          </table:table-cell>
          <table:table-cell office:value-type="float" office:value="1057.5291" calcext:value-type="float">
            <text:p>1057,5291</text:p>
          </table:table-cell>
          <table:table-cell table:formula="of:=[.B15]/[.C15]" office:value-type="float" office:value="0.39521635858531" calcext:value-type="float">
            <text:p>0,39521635858531</text:p>
          </table:table-cell>
          <table:table-cell table:formula="of:=[.C15]-170" office:value-type="float" office:value="887.5291" calcext:value-type="float">
            <text:p>887,5291</text:p>
          </table:table-cell>
          <table:table-cell table:formula="of:=[.B15]/[.E15]" office:value-type="float" office:value="0.470917291613312" calcext:value-type="float">
            <text:p>0,470917291613312</text:p>
          </table:table-cell>
          <table:table-cell office:value-type="float" office:value="961.49" calcext:value-type="float">
            <text:p>961,49</text:p>
          </table:table-cell>
          <table:table-cell table:formula="of:=[.C15]/[.G15]" office:value-type="float" office:value="1.09988569823919" calcext:value-type="float">
            <text:p>1,0998856982391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H7]" office:value-type="float" office:value="789.5236" calcext:value-type="float">
            <text:p>789,5236</text:p>
          </table:table-cell>
          <table:table-cell office:value-type="float" office:value="1529.7178" calcext:value-type="float">
            <text:p>1529,7178</text:p>
          </table:table-cell>
          <table:table-cell table:formula="of:=[.B16]/[.C16]" office:value-type="float" office:value="0.516123692879824" calcext:value-type="float">
            <text:p>0,516123692879824</text:p>
          </table:table-cell>
          <table:table-cell table:formula="of:=[.C16]-170" office:value-type="float" office:value="1359.7178" calcext:value-type="float">
            <text:p>1359,7178</text:p>
          </table:table-cell>
          <table:table-cell table:formula="of:=[.B16]/[.E16]" office:value-type="float" office:value="0.580652544226456" calcext:value-type="float">
            <text:p>0,580652544226456</text:p>
          </table:table-cell>
          <table:table-cell office:value-type="float" office:value="1545.638" calcext:value-type="float">
            <text:p>1545,638</text:p>
          </table:table-cell>
          <table:table-cell table:formula="of:=[.C16]/[.G16]" office:value-type="float" office:value="0.989699916798112" calcext:value-type="float">
            <text:p>0,989699916798112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I7]" office:value-type="float" office:value="1297.1494" calcext:value-type="float">
            <text:p>1297,1494</text:p>
          </table:table-cell>
          <table:table-cell office:value-type="float" office:value="2293.2702" calcext:value-type="float">
            <text:p>2293,2702</text:p>
          </table:table-cell>
          <table:table-cell table:formula="of:=[.B17]/[.C17]" office:value-type="float" office:value="0.565633042281716" calcext:value-type="float">
            <text:p>0,565633042281716</text:p>
          </table:table-cell>
          <table:table-cell table:formula="of:=[.C17]-170" office:value-type="float" office:value="2123.2702" calcext:value-type="float">
            <text:p>2123,2702</text:p>
          </table:table-cell>
          <table:table-cell table:formula="of:=[.B17]/[.E17]" office:value-type="float" office:value="0.610920550761745" calcext:value-type="float">
            <text:p>0,610920550761745</text:p>
          </table:table-cell>
          <table:table-cell office:value-type="float" office:value="1911.514" calcext:value-type="float">
            <text:p>1911,514</text:p>
          </table:table-cell>
          <table:table-cell table:formula="of:=[.C17]/[.G17]" office:value-type="float" office:value="1.19971404865463" calcext:value-type="float">
            <text:p>1,19971404865463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J7]" office:value-type="float" office:value="1944.8602" calcext:value-type="float">
            <text:p>1944,8602</text:p>
          </table:table-cell>
          <table:table-cell office:value-type="float" office:value="3248.4401" calcext:value-type="float">
            <text:p>3248,4401</text:p>
          </table:table-cell>
          <table:table-cell table:formula="of:=[.B18]/[.C18]" office:value-type="float" office:value="0.598705883479274" calcext:value-type="float">
            <text:p>0,598705883479274</text:p>
          </table:table-cell>
          <table:table-cell table:formula="of:=[.C18]-170" office:value-type="float" office:value="3078.4401" calcext:value-type="float">
            <text:p>3078,4401</text:p>
          </table:table-cell>
          <table:table-cell table:formula="of:=[.B18]/[.E18]" office:value-type="float" office:value="0.631768082802716" calcext:value-type="float">
            <text:p>0,631768082802716</text:p>
          </table:table-cell>
          <table:table-cell office:value-type="float" office:value="2552.602" calcext:value-type="float">
            <text:p>2552,602</text:p>
          </table:table-cell>
          <table:table-cell table:formula="of:=[.C18]/[.G18]" office:value-type="float" office:value="1.27259952785432" calcext:value-type="float">
            <text:p>1,27259952785432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K7]" office:value-type="float" office:value="2591.5732" calcext:value-type="float">
            <text:p>2591,5732</text:p>
          </table:table-cell>
          <table:table-cell office:value-type="float" office:value="4464.69845" calcext:value-type="float">
            <text:p>4464,69845</text:p>
          </table:table-cell>
          <table:table-cell table:formula="of:=[.B19]/[.C19]" office:value-type="float" office:value="0.580458731764964" calcext:value-type="float">
            <text:p>0,580458731764964</text:p>
          </table:table-cell>
          <table:table-cell table:formula="of:=[.C19]-170" office:value-type="float" office:value="4294.69845" calcext:value-type="float">
            <text:p>4294,69845</text:p>
          </table:table-cell>
          <table:table-cell table:formula="of:=[.B19]/[.E19]" office:value-type="float" office:value="0.603435428627125" calcext:value-type="float">
            <text:p>0,603435428627125</text:p>
          </table:table-cell>
          <table:table-cell office:value-type="float" office:value="3938.944" calcext:value-type="float">
            <text:p>3938,944</text:p>
          </table:table-cell>
          <table:table-cell table:formula="of:=[.C19]/[.G19]" office:value-type="float" office:value="1.13347599001154" calcext:value-type="float">
            <text:p>1,13347599001154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L7]" office:value-type="float" office:value="3468.0462" calcext:value-type="float">
            <text:p>3468,0462</text:p>
          </table:table-cell>
          <table:table-cell office:value-type="float" office:value="6023.3715" calcext:value-type="float">
            <text:p>6023,3715</text:p>
          </table:table-cell>
          <table:table-cell table:formula="of:=[.B20]/[.C20]" office:value-type="float" office:value="0.575764951572388" calcext:value-type="float">
            <text:p>0,575764951572388</text:p>
          </table:table-cell>
          <table:table-cell table:formula="of:=[.C20]-170" office:value-type="float" office:value="5853.3715" calcext:value-type="float">
            <text:p>5853,3715</text:p>
          </table:table-cell>
          <table:table-cell table:formula="of:=[.B20]/[.E20]" office:value-type="float" office:value="0.592486945344235" calcext:value-type="float">
            <text:p>0,592486945344235</text:p>
          </table:table-cell>
          <table:table-cell office:value-type="float" office:value="5715.938" calcext:value-type="float">
            <text:p>5715,938</text:p>
          </table:table-cell>
          <table:table-cell table:formula="of:=[.C20]/[.G20]" office:value-type="float" office:value="1.05378531047748" calcext:value-type="float">
            <text:p>1,0537853104774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21.297" calcext:value-type="float">
            <text:p>221,297</text:p>
          </table:table-cell>
          <table:table-cell office:value-type="float" office:value="190.885" calcext:value-type="float">
            <text:p>190,885</text:p>
          </table:table-cell>
          <table:table-cell table:formula="of:=[.A22]/[.B22]" office:value-type="float" office:value="1.15932105718103" calcext:value-type="float">
            <text:p>1,15932105718103</text:p>
          </table:table-cell>
          <table:table-cell table:number-columns-repeated="9"/>
        </table:table-row>
        <table:table-row table:style-name="ro1">
          <table:table-cell office:value-type="float" office:value="215.455" calcext:value-type="float">
            <text:p>215,455</text:p>
          </table:table-cell>
          <table:table-cell office:value-type="float" office:value="186.982" calcext:value-type="float">
            <text:p>186,982</text:p>
          </table:table-cell>
          <table:table-cell table:formula="of:=[.A23]/[.B23]" office:value-type="float" office:value="1.15227668973484" calcext:value-type="float">
            <text:p>1,15227668973484</text:p>
          </table:table-cell>
          <table:table-cell table:number-columns-repeated="9"/>
        </table:table-row>
        <table:table-row table:style-name="ro1">
          <table:table-cell office:value-type="float" office:value="202.223" calcext:value-type="float">
            <text:p>202,223</text:p>
          </table:table-cell>
          <table:table-cell office:value-type="float" office:value="178.217" calcext:value-type="float">
            <text:p>178,217</text:p>
          </table:table-cell>
          <table:table-cell table:formula="of:=[.A24]/[.B24]" office:value-type="float" office:value="1.1347009544544" calcext:value-type="float">
            <text:p>1,1347009544544</text:p>
          </table:table-cell>
          <table:table-cell table:number-columns-repeated="9"/>
        </table:table-row>
        <table:table-row table:style-name="ro1">
          <table:table-cell office:value-type="float" office:value="271.133" calcext:value-type="float">
            <text:p>271,133</text:p>
          </table:table-cell>
          <table:table-cell office:value-type="float" office:value="226.838" calcext:value-type="float">
            <text:p>226,838</text:p>
          </table:table-cell>
          <table:table-cell table:formula="of:=[.A25]/[.B25]" office:value-type="float" office:value="1.19527151535457" calcext:value-type="float">
            <text:p>1,19527151535457</text:p>
          </table:table-cell>
          <table:table-cell table:number-columns-repeated="9"/>
        </table:table-row>
        <table:table-row table:style-name="ro1">
          <table:table-cell office:value-type="float" office:value="368.046" calcext:value-type="float">
            <text:p>368,046</text:p>
          </table:table-cell>
          <table:table-cell office:value-type="float" office:value="351.567" calcext:value-type="float">
            <text:p>351,567</text:p>
          </table:table-cell>
          <table:table-cell table:formula="of:=[.A26]/[.B26]" office:value-type="float" office:value="1.0468730000256" calcext:value-type="float">
            <text:p>1,0468730000256</text:p>
          </table:table-cell>
          <table:table-cell table:number-columns-repeated="9"/>
        </table:table-row>
        <table:table-row table:style-name="ro1">
          <table:table-cell office:value-type="float" office:value="595.878" calcext:value-type="float">
            <text:p>595,878</text:p>
          </table:table-cell>
          <table:table-cell office:value-type="float" office:value="591.335" calcext:value-type="float">
            <text:p>591,335</text:p>
          </table:table-cell>
          <table:table-cell table:formula="of:=[.A27]/[.B27]" office:value-type="float" office:value="1.0076826164526" calcext:value-type="float">
            <text:p>1,0076826164526</text:p>
          </table:table-cell>
          <table:table-cell table:number-columns-repeated="9"/>
        </table:table-row>
        <table:table-row table:style-name="ro1">
          <table:table-cell office:value-type="float" office:value="960.429" calcext:value-type="float">
            <text:p>960,429</text:p>
          </table:table-cell>
          <table:table-cell office:value-type="float" office:value="963.838" calcext:value-type="float">
            <text:p>963,838</text:p>
          </table:table-cell>
          <table:table-cell table:formula="of:=[.A28]/[.B28]" office:value-type="float" office:value="0.996463098570507" calcext:value-type="float">
            <text:p>0,996463098570507</text:p>
          </table:table-cell>
          <table:table-cell table:number-columns-repeated="9"/>
        </table:table-row>
        <table:table-row table:style-name="ro1">
          <table:table-cell office:value-type="float" office:value="1434.561" calcext:value-type="float">
            <text:p>1434,561</text:p>
          </table:table-cell>
          <table:table-cell office:value-type="float" office:value="1434.943" calcext:value-type="float">
            <text:p>1434,943</text:p>
          </table:table-cell>
          <table:table-cell table:formula="of:=[.A29]/[.B29]" office:value-type="float" office:value="0.999733787335107" calcext:value-type="float">
            <text:p>0,999733787335107</text:p>
          </table:table-cell>
          <table:table-cell table:number-columns-repeated="9"/>
        </table:table-row>
        <table:table-row table:style-name="ro1">
          <table:table-cell office:value-type="float" office:value="2144.889" calcext:value-type="float">
            <text:p>2144,889</text:p>
          </table:table-cell>
          <table:table-cell office:value-type="float" office:value="2565.825" calcext:value-type="float">
            <text:p>2565,825</text:p>
          </table:table-cell>
          <table:table-cell table:formula="of:=[.A30]/[.B30]" office:value-type="float" office:value="0.835945163836193" calcext:value-type="float">
            <text:p>0,835945163836193</text:p>
          </table:table-cell>
          <table:table-cell table:number-columns-repeated="9"/>
        </table:table-row>
        <table:table-row table:style-name="ro1">
          <table:table-cell office:value-type="float" office:value="3045.569" calcext:value-type="float">
            <text:p>3045,569</text:p>
          </table:table-cell>
          <table:table-cell office:value-type="float" office:value="3183.734" calcext:value-type="float">
            <text:p>3183,734</text:p>
          </table:table-cell>
          <table:table-cell table:formula="of:=[.A31]/[.B31]" office:value-type="float" office:value="0.956602844333101" calcext:value-type="float">
            <text:p>0,956602844333101</text:p>
          </table:table-cell>
          <table:table-cell table:number-columns-repeated="9"/>
        </table:table-row>
        <table:table-row table:style-name="ro1">
          <table:table-cell office:value-type="float" office:value="4997.524" calcext:value-type="float">
            <text:p>4997,524</text:p>
          </table:table-cell>
          <table:table-cell office:value-type="float" office:value="4216.128" calcext:value-type="float">
            <text:p>4216,128</text:p>
          </table:table-cell>
          <table:table-cell table:formula="of:=[.A32]/[.B32]" office:value-type="float" office:value="1.18533498034215" calcext:value-type="float">
            <text:p>1,18533498034215</text:p>
          </table:table-cell>
          <table:table-cell table:number-columns-repeated="9"/>
        </table:table-row>
        <table:table-row table:style-name="ro1">
          <table:table-cell office:value-type="float" office:value="5714.389" calcext:value-type="float">
            <text:p>5714,389</text:p>
          </table:table-cell>
          <table:table-cell office:value-type="float" office:value="6223.937" calcext:value-type="float">
            <text:p>6223,937</text:p>
          </table:table-cell>
          <table:table-cell table:formula="of:=[.A33]/[.B33]" office:value-type="float" office:value="0.918130919384306" calcext:value-type="float">
            <text:p>0,91813091938430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[.A22]-170" office:value-type="float" office:value="51.297" calcext:value-type="float">
            <text:p>51,297</text:p>
          </table:table-cell>
          <table:table-cell table:formula="of:=[.B22]-170" office:value-type="float" office:value="20.885" calcext:value-type="float">
            <text:p>20,885</text:p>
          </table:table-cell>
          <table:table-cell table:formula="of:=[.A35]/[.B35]" office:value-type="float" office:value="2.45616471151544" calcext:value-type="float">
            <text:p>2,45616471151544</text:p>
          </table:table-cell>
          <table:table-cell table:number-columns-repeated="9"/>
        </table:table-row>
        <table:table-row table:style-name="ro1">
          <table:table-cell table:formula="of:=[.A23]-170" office:value-type="float" office:value="45.455" calcext:value-type="float">
            <text:p>45,455</text:p>
          </table:table-cell>
          <table:table-cell table:formula="of:=[.B23]-170" office:value-type="float" office:value="16.982" calcext:value-type="float">
            <text:p>16,982</text:p>
          </table:table-cell>
          <table:table-cell table:formula="of:=[.A36]/[.B36]" office:value-type="float" office:value="2.67665763749853" calcext:value-type="float">
            <text:p>2,67665763749853</text:p>
          </table:table-cell>
          <table:table-cell table:number-columns-repeated="9"/>
        </table:table-row>
        <table:table-row table:style-name="ro1">
          <table:table-cell table:formula="of:=[.A24]-170" office:value-type="float" office:value="32.223" calcext:value-type="float">
            <text:p>32,223</text:p>
          </table:table-cell>
          <table:table-cell table:formula="of:=[.B24]-170" office:value-type="float" office:value="8.21700000000001" calcext:value-type="float">
            <text:p>8,21700000000001</text:p>
          </table:table-cell>
          <table:table-cell table:formula="of:=[.A37]/[.B37]" office:value-type="float" office:value="3.92150419861263" calcext:value-type="float">
            <text:p>3,92150419861263</text:p>
          </table:table-cell>
          <table:table-cell table:number-columns-repeated="9"/>
        </table:table-row>
        <table:table-row table:style-name="ro1">
          <table:table-cell table:formula="of:=[.A25]-170" office:value-type="float" office:value="101.133" calcext:value-type="float">
            <text:p>101,133</text:p>
          </table:table-cell>
          <table:table-cell table:formula="of:=[.B25]-170" office:value-type="float" office:value="56.838" calcext:value-type="float">
            <text:p>56,838</text:p>
          </table:table-cell>
          <table:table-cell table:formula="of:=[.A38]/[.B38]" office:value-type="float" office:value="1.77932017312361" calcext:value-type="float">
            <text:p>1,77932017312361</text:p>
          </table:table-cell>
          <table:table-cell table:number-columns-repeated="9"/>
        </table:table-row>
        <table:table-row table:style-name="ro1">
          <table:table-cell table:formula="of:=[.A26]-170" office:value-type="float" office:value="198.046" calcext:value-type="float">
            <text:p>198,046</text:p>
          </table:table-cell>
          <table:table-cell table:formula="of:=[.B26]-170" office:value-type="float" office:value="181.567" calcext:value-type="float">
            <text:p>181,567</text:p>
          </table:table-cell>
          <table:table-cell table:formula="of:=[.A39]/[.B39]" office:value-type="float" office:value="1.09075988478082" calcext:value-type="float">
            <text:p>1,09075988478082</text:p>
          </table:table-cell>
          <table:table-cell table:number-columns-repeated="9"/>
        </table:table-row>
        <table:table-row table:style-name="ro1">
          <table:table-cell table:formula="of:=[.A27]-170" office:value-type="float" office:value="425.878" calcext:value-type="float">
            <text:p>425,878</text:p>
          </table:table-cell>
          <table:table-cell table:formula="of:=[.B27]-170" office:value-type="float" office:value="421.335" calcext:value-type="float">
            <text:p>421,335</text:p>
          </table:table-cell>
          <table:table-cell table:formula="of:=[.A40]/[.B40]" office:value-type="float" office:value="1.01078239405699" calcext:value-type="float">
            <text:p>1,01078239405699</text:p>
          </table:table-cell>
          <table:table-cell table:number-columns-repeated="9"/>
        </table:table-row>
        <table:table-row table:style-name="ro1">
          <table:table-cell table:formula="of:=[.A28]-170" office:value-type="float" office:value="790.429" calcext:value-type="float">
            <text:p>790,429</text:p>
          </table:table-cell>
          <table:table-cell table:formula="of:=[.B28]-170" office:value-type="float" office:value="793.838" calcext:value-type="float">
            <text:p>793,838</text:p>
          </table:table-cell>
          <table:table-cell table:formula="of:=[.A41]/[.B41]" office:value-type="float" office:value="0.995705672945866" calcext:value-type="float">
            <text:p>0,995705672945866</text:p>
          </table:table-cell>
          <table:table-cell table:number-columns-repeated="9"/>
        </table:table-row>
        <table:table-row table:style-name="ro1">
          <table:table-cell table:formula="of:=[.A29]-170" office:value-type="float" office:value="1264.561" calcext:value-type="float">
            <text:p>1264,561</text:p>
          </table:table-cell>
          <table:table-cell table:formula="of:=[.B29]-170" office:value-type="float" office:value="1264.943" calcext:value-type="float">
            <text:p>1264,943</text:p>
          </table:table-cell>
          <table:table-cell table:formula="of:=[.A42]/[.B42]" office:value-type="float" office:value="0.999698010107965" calcext:value-type="float">
            <text:p>0,999698010107965</text:p>
          </table:table-cell>
          <table:table-cell table:number-columns-repeated="9"/>
        </table:table-row>
        <table:table-row table:style-name="ro1">
          <table:table-cell table:formula="of:=[.A30]-170" office:value-type="float" office:value="1974.889" calcext:value-type="float">
            <text:p>1974,889</text:p>
          </table:table-cell>
          <table:table-cell table:formula="of:=[.B30]-170" office:value-type="float" office:value="2395.825" calcext:value-type="float">
            <text:p>2395,825</text:p>
          </table:table-cell>
          <table:table-cell table:formula="of:=[.A43]/[.B43]" office:value-type="float" office:value="0.824304362797784" calcext:value-type="float">
            <text:p>0,824304362797784</text:p>
          </table:table-cell>
          <table:table-cell table:number-columns-repeated="9"/>
        </table:table-row>
        <table:table-row table:style-name="ro1">
          <table:table-cell table:formula="of:=[.A31]-170" office:value-type="float" office:value="2875.569" calcext:value-type="float">
            <text:p>2875,569</text:p>
          </table:table-cell>
          <table:table-cell table:formula="of:=[.B31]-170" office:value-type="float" office:value="3013.734" calcext:value-type="float">
            <text:p>3013,734</text:p>
          </table:table-cell>
          <table:table-cell table:formula="of:=[.A44]/[.B44]" office:value-type="float" office:value="0.954154878964102" calcext:value-type="float">
            <text:p>0,954154878964102</text:p>
          </table:table-cell>
          <table:table-cell table:number-columns-repeated="9"/>
        </table:table-row>
        <table:table-row table:style-name="ro1">
          <table:table-cell table:formula="of:=[.A32]-170" office:value-type="float" office:value="4827.524" calcext:value-type="float">
            <text:p>4827,524</text:p>
          </table:table-cell>
          <table:table-cell table:formula="of:=[.B32]-170" office:value-type="float" office:value="4046.128" calcext:value-type="float">
            <text:p>4046,128</text:p>
          </table:table-cell>
          <table:table-cell table:formula="of:=[.A45]/[.B45]" office:value-type="float" office:value="1.19312191804115" calcext:value-type="float">
            <text:p>1,19312191804115</text:p>
          </table:table-cell>
          <table:table-cell table:number-columns-repeated="9"/>
        </table:table-row>
        <table:table-row table:style-name="ro1">
          <table:table-cell table:formula="of:=[.A33]-170" office:value-type="float" office:value="5544.389" calcext:value-type="float">
            <text:p>5544,389</text:p>
          </table:table-cell>
          <table:table-cell table:formula="of:=[.B33]-170" office:value-type="float" office:value="6053.937" calcext:value-type="float">
            <text:p>6053,937</text:p>
          </table:table-cell>
          <table:table-cell table:formula="of:=[.A46]/[.B46]" office:value-type="float" office:value="0.915831961911728" calcext:value-type="float">
            <text:p>0,91583196191172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W-Ka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23:32:15.5279223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11T19:15:20.884221155</dc:date>
    <meta:editing-duration>PT45M8S</meta:editing-duration>
    <meta:editing-cycles>4</meta:editing-cycles>
    <meta:generator>LibreOffice/6.1.5.2$Linux_X86_64 LibreOffice_project/10$Build-2</meta:generator>
    <meta:document-statistic meta:table-count="1" meta:cell-count="252" meta:object-count="0"/>
  </office:meta>
</office:document-meta>
</file>